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ubtitle">
      <style:paragraph-properties fo:break-before="auto" fo:break-after="auto" style:writing-mode="lr-tb"/>
    </style:style>
    <style:style style:name="P2" style:family="paragraph" style:parent-style-name="Standard">
      <style:paragraph-properties fo:break-before="auto" fo:break-after="auto" style:writing-mode="lr-tb"/>
    </style:style>
    <style:style style:name="P3" style:family="paragraph" style:parent-style-name="Standard">
      <style:paragraph-properties fo:break-before="auto" fo:break-after="auto" style:writing-mode="lr-tb"/>
      <style:text-properties fo:color="#666666" style:font-name="Georgia" fo:font-size="12pt" fo:font-style="italic" style:font-name-asian="Georgia" style:font-size-asian="12pt" style:font-style-asian="italic" style:font-name-complex="Georgia" style:font-size-complex="12pt" style:font-style-complex="italic"/>
    </style:style>
    <style:style style:name="P4" style:family="paragraph" style:parent-style-name="Subtitle">
      <style:paragraph-properties fo:margin-top="0.25in" fo:margin-bottom="0.0555in" fo:break-before="auto" fo:break-after="auto" style:writing-mode="lr-tb"/>
    </style:style>
    <style:style style:name="P5" style:family="paragraph" style:parent-style-name="Standard">
      <style:paragraph-properties fo:break-before="auto" fo:break-after="auto" style:writing-mode="lr-tb"/>
      <style:text-properties fo:color="#666666" style:font-name="Georgia" fo:font-size="12pt" fo:font-style="italic" style:font-name-asian="Georgia" style:font-size-asian="12pt" style:font-style-asian="italic" style:font-name-complex="Georgia" style:font-size-complex="12pt" style:font-style-complex="italic"/>
    </style:style>
    <style:style style:name="P6" style:family="paragraph" style:parent-style-name="Heading_20_1">
      <style:paragraph-properties fo:break-before="auto" fo:break-after="auto" style:writing-mode="lr-tb"/>
    </style:style>
    <style:style style:name="P7" style:family="paragraph" style:parent-style-name="Heading_20_1">
      <style:paragraph-properties fo:break-before="page" style:writing-mode="lr-tb"/>
    </style:style>
    <style:style style:name="P8" style:family="paragraph" style:parent-style-name="Heading_20_1">
      <style:paragraph-properties fo:margin-top="0.3335in" fo:margin-bottom="0.0835in" fo:break-before="auto" fo:break-after="auto" style:writing-mode="lr-tb"/>
    </style:style>
    <style:style style:name="P9" style:family="paragraph" style:parent-style-name="Title" style:master-page-name="Standard">
      <style:paragraph-properties style:page-number="auto" fo:break-before="auto" fo:break-after="auto" style:writing-mode="lr-tb"/>
    </style:style>
    <style:style style:name="P10" style:family="paragraph" style:parent-style-name="Subtitle">
      <style:paragraph-properties fo:break-before="auto" fo:break-after="auto" style:writing-mode="lr-tb"/>
      <style:text-properties fo:font-size="12pt" style:font-size-asian="12pt" style:font-size-complex="12pt"/>
    </style:style>
    <style:style style:name="P11" style:family="paragraph" style:parent-style-name="Subtitle">
      <style:paragraph-properties fo:margin-top="0.25in" fo:margin-bottom="0.0555in" fo:break-before="auto" fo:break-after="auto" style:writing-mode="lr-tb"/>
      <style:text-properties fo:font-size="12pt" style:font-size-asian="12pt" style:font-size-complex="12pt"/>
    </style:style>
    <style:style style:name="T1" style:family="text">
      <style:text-properties fo:font-size="18pt" style:font-size-asian="18pt" style:font-size-complex="18pt"/>
    </style:style>
    <style:style style:name="T2" style:family="text">
      <style:text-properties fo:font-weight="bold" style:font-weight-asian="bold" style:font-weight-complex="bold"/>
    </style:style>
    <style:style style:name="T3" style:family="text">
      <style:text-properties fo:color="#1155cc" style:text-underline-style="solid" style:text-underline-width="auto" style:text-underline-color="font-color"/>
    </style:style>
    <style:style style:name="T4" style:family="text">
      <style:text-properties fo:font-size="12pt" style:font-size-asian="12pt" style:font-size-complex="12pt"/>
    </style:style>
    <style:style style:name="T5" style:family="text">
      <style:text-properties fo:color="#666666" style:font-name="Georgia" fo:font-size="12pt" fo:font-style="italic" style:font-name-asian="Georgia" style:font-size-asian="12pt" style:font-style-asian="italic" style:font-name-complex="Georgia" style:font-size-complex="12pt" style:font-style-complex="italic"/>
    </style:style>
    <style:style style:name="T6"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h.96v24b6gaszw"/>Community Architecture Thoughts on Game Tech</text:p>
      <text:p text:style-name="P1"><text:bookmark text:name="h.c1ut9r82isaf"/><text:span text:style-name="T1">The</text:span><text:span text:style-name="T1"> </text:span><text:span text:style-name="T1">Technologies</text:span><text:span text:style-name="T1"> </text:span><text:span text:style-name="T1">listed</text:span><text:span text:style-name="T1"> </text:span><text:span text:style-name="T1">below</text:span><text:span text:style-name="T1"> </text:span><text:span text:style-name="T1">were</text:span><text:span text:style-name="T1"> </text:span><text:span text:style-name="T1">agreed</text:span><text:span text:style-name="T1"> </text:span><text:span text:style-name="T1">upon</text:span><text:span text:style-name="T1"> </text:span><text:span text:style-name="T1">by</text:span><text:span text:style-name="T1"> </text:span><text:span text:style-name="T1">the</text:span><text:span text:style-name="T1"> </text:span><text:span text:style-name="T1">researchers</text:span><text:span text:style-name="T1"> (</text:span><text:span text:style-name="T1">a</text:span><text:span text:style-name="T1"> </text:span><text:span text:style-name="T1">team</text:span><text:span text:style-name="T1"> </text:span><text:span text:style-name="T1">of</text:span><text:span text:style-name="T1"> 5) </text:span><text:span text:style-name="T1">of</text:span><text:span text:style-name="T1"> </text:span><text:span text:style-name="T1">being</text:span><text:span text:style-name="T1"> </text:span><text:span text:style-name="T1">particularly</text:span><text:span text:style-name="T1"> </text:span><text:span text:style-name="T1">useful</text:span><text:span text:style-name="T1"> </text:span><text:span text:style-name="T1">technologies</text:span><text:span text:style-name="T1"> </text:span><text:span text:style-name="T1">that</text:span><text:span text:style-name="T1"> </text:span><text:span text:style-name="T1">a</text:span><text:span text:style-name="T1"> </text:span><text:span text:style-name="T1">development</text:span><text:span text:style-name="T1"> </text:span><text:span text:style-name="T1">team</text:span><text:span text:style-name="T1"> </text:span><text:span text:style-name="T1">could</text:span><text:span text:style-name="T1"> </text:span><text:span text:style-name="T1">use</text:span><text:span text:style-name="T1"> </text:span><text:span text:style-name="T1">to</text:span><text:span text:style-name="T1"> </text:span><text:span text:style-name="T1">make</text:span><text:span text:style-name="T1"> </text:span><text:span text:style-name="T1">a</text:span><text:span text:style-name="T1"> </text:span><text:span text:style-name="T1">Fedora</text:span><text:span text:style-name="T1"> </text:span><text:span text:style-name="T1">RPG</text:span><text:span text:style-name="T1">. </text:span><text:span text:style-name="T1">Below</text:span><text:span text:style-name="T1"> </text:span><text:span text:style-name="T1">we</text:span><text:span text:style-name="T1"> </text:span><text:span text:style-name="T1">will</text:span><text:span text:style-name="T1"> </text:span><text:span text:style-name="T1">be</text:span><text:span text:style-name="T1"> </text:span><text:span text:style-name="T1">discussing</text:span><text:span text:style-name="T1"> </text:span><text:span text:style-name="T1">the</text:span><text:span text:style-name="T1"> </text:span><text:span text:style-name="T1">community</text:span><text:span text:style-name="T1"> </text:span><text:span text:style-name="T1">architecture</text:span><text:span text:style-name="T1"> </text:span><text:span text:style-name="T1">of</text:span><text:span text:style-name="T1"> </text:span><text:span text:style-name="T1">each</text:span><text:span text:style-name="T1"> </text:span><text:span text:style-name="T1">technology</text:span><text:span text:style-name="T1"> </text:span><text:span text:style-name="T1">which</text:span><text:span text:style-name="T1"> </text:span><text:span text:style-name="T1">will</text:span><text:span text:style-name="T1"> </text:span><text:span text:style-name="T1">give</text:span><text:span text:style-name="T1"> </text:span><text:span text:style-name="T1">a</text:span><text:span text:style-name="T1"> </text:span><text:span text:style-name="T1">better</text:span><text:span text:style-name="T1"> </text:span><text:span text:style-name="T1">understanding</text:span><text:span text:style-name="T1"> </text:span><text:span text:style-name="T1">of</text:span><text:span text:style-name="T1"> </text:span><text:span text:style-name="T1">the</text:span><text:span text:style-name="T1"> </text:span><text:span text:style-name="T1">support</text:span><text:span text:style-name="T1"> </text:span><text:span text:style-name="T1">and</text:span><text:span text:style-name="T1"> </text:span><text:span text:style-name="T1">community</text:span><text:span text:style-name="T1"> </text:span><text:span text:style-name="T1">knowledge</text:span><text:span text:style-name="T1"> </text:span><text:span text:style-name="T1">base</text:span><text:span text:style-name="T1">, </text:span><text:span text:style-name="T1">if</text:span><text:span text:style-name="T1"> </text:span><text:span text:style-name="T1">said</text:span><text:span text:style-name="T1"> </text:span><text:span text:style-name="T1">technology</text:span><text:span text:style-name="T1"> </text:span><text:span text:style-name="T1">is</text:span><text:span text:style-name="T1"> </text:span><text:span text:style-name="T1">used</text:span><text:span text:style-name="T1">. </text:span></text:p>
      <text:h text:style-name="P6" text:outline-level="10"><text:bookmark text:name="h.56mjnfovm18"/></text:h>
      <text:h text:style-name="P7" text:outline-level="10"><text:bookmark text:name="h.3rdxjpohl12l"/><text:bookmark text:name="h.u1hkmix2f9s"/>Flashpunk</text:h>
      <text:p text:style-name="P2"><text:span text:style-name="T2">Git</text:span><text:span text:style-name="T2"> </text:span><text:span text:style-name="T2">by</text:span><text:span text:style-name="T2"> </text:span><text:span text:style-name="T2">a</text:span><text:span text:style-name="T2"> </text:span><text:span text:style-name="T2">Bus</text:span><text:span text:style-name="T2">:</text:span> <text:a xlink:type="simple" xlink:href="http://odshocks.com/fossbox/gbab/flashpunk"><text:span text:style-name="T3">http</text:span></text:a><text:a xlink:type="simple" xlink:href="http://odshocks.com/fossbox/gbab/flashpunk"><text:span text:style-name="T3">://</text:span></text:a><text:a xlink:type="simple" xlink:href="http://odshocks.com/fossbox/gbab/flashpunk"><text:span text:style-name="T3">odshocks</text:span></text:a><text:a xlink:type="simple" xlink:href="http://odshocks.com/fossbox/gbab/flashpunk"><text:span text:style-name="T3">.</text:span></text:a><text:a xlink:type="simple" xlink:href="http://odshocks.com/fossbox/gbab/flashpunk"><text:span text:style-name="T3">com</text:span></text:a><text:a xlink:type="simple" xlink:href="http://odshocks.com/fossbox/gbab/flashpunk"><text:span text:style-name="T3">/</text:span></text:a><text:a xlink:type="simple" xlink:href="http://odshocks.com/fossbox/gbab/flashpunk"><text:span text:style-name="T3">fossbox</text:span></text:a><text:a xlink:type="simple" xlink:href="http://odshocks.com/fossbox/gbab/flashpunk"><text:span text:style-name="T3">/</text:span></text:a><text:a xlink:type="simple" xlink:href="http://odshocks.com/fossbox/gbab/flashpunk"><text:span text:style-name="T3">gbab</text:span></text:a><text:a xlink:type="simple" xlink:href="http://odshocks.com/fossbox/gbab/flashpunk"><text:span text:style-name="T3">/</text:span></text:a><text:a xlink:type="simple" xlink:href="http://odshocks.com/fossbox/gbab/flashpunk"><text:span text:style-name="T3">flashpunk</text:span></text:a></text:p>
      <text:p text:style-name="P10"><text:bookmark text:name="h.wul880fwv1lh"/>About</text:p>
      <text:p text:style-name="P2">Flashpunk is an open source alternative to using Adobe’s Flash Development Suites. It is made in the mindset of letting developers use the power of Actionscript 3 without having to pay gobs of money to Adobe and letting their work be open source (if they so choose). </text:p>
      <text:p text:style-name="P1"><text:bookmark text:name="h.joxlhtegnjhv"/><text:span text:style-name="T4">Project</text:span><text:span text:style-name="T4"> </text:span><text:span text:style-name="T4">Maintainer</text:span></text:p>
      <text:p text:style-name="P2">Alan Hazelden (Draknek on Github) maintains and commits to the project.</text:p>
      <text:p text:style-name="P10"><text:bookmark text:name="h.ixp29enhaa4z"/>Contributors</text:p>
      <text:p text:style-name="P2">Chevy Ray (Chevy Ray Johnson), noonat (Nathan Ostgard), and djcsdy (Daniel Cassidy). </text:p>
      <text:p text:style-name="P1"><text:bookmark text:name="h.ps2fe426v5cg"/><text:span text:style-name="T4">Breakdown</text:span><text:span text:style-name="T4"> </text:span><text:span text:style-name="T4">of</text:span><text:span text:style-name="T4"> </text:span><text:span text:style-name="T4">Leadership</text:span></text:p>
      <text:p text:style-name="P2">Alan Hazelden heads the repository with the other contributors making changes here and there to fit their own needs. </text:p>
      <text:p text:style-name="P1"><text:bookmark text:name="h.ewjc25uk86wu"/><text:span text:style-name="T4">Code</text:span><text:span text:style-name="T4"> &amp; </text:span><text:span text:style-name="T4">Issues</text:span></text:p>
      <text:p text:style-name="P2">As of writing (6/20/2012) the code is over 2 months old with 4 bugs in the issue tracker, and over 40 issues for improvements and documentation. There are 4 pulls awaiting merge.</text:p>
      <text:p text:style-name="P1"><text:bookmark text:name="h.i2bcfoa2ri4w"/><text:span text:style-name="T4">Final</text:span><text:span text:style-name="T4"> </text:span><text:span text:style-name="T4">Summary</text:span></text:p>
      <text:p text:style-name="P2">Flashpunk is an open source library for flash development, specifically 2D games. Maintained and lead by Alan Hazelden, there are a few bugs, but with constant commits and pulls from others, flashpunk is maintained well. </text:p>
      <text:h text:style-name="P6" text:outline-level="10"><text:bookmark text:name="h.6b64t5a22obu"/>MonoGame</text:h>
      <text:p text:style-name="P2"><text:span text:style-name="T2">Git</text:span><text:span text:style-name="T2"> </text:span><text:span text:style-name="T2">by</text:span><text:span text:style-name="T2"> </text:span><text:span text:style-name="T2">a</text:span><text:span text:style-name="T2"> </text:span><text:span text:style-name="T2">Bus</text:span><text:span text:style-name="T2">:</text:span> Unavailable. The project is actually so solid, there is so much shared knowledge between devs that the file names gbab is trying to create are too long. This problem persists in the latest build of git_by_a_bus v2, however the dev is working hard to fix this soon.</text:p>
      <text:p text:style-name="P10"><text:bookmark text:name="h.d3bb6a24rin8"/>About</text:p>
      <text:p text:style-name="P2">MonoGame implements XNA 4.0 API using OpenGL to make an environment to create games. <text:s/>The major goals of the project is to create an environment that can be totally open source and <text:soft-page-break/>allow for the creation of games following the motto “Write once, play everywhere.” <text:s/>Platforms that the environment can port to includes Windows Phone, iOS, Android, Mac OS X, and Linux. <text:s/></text:p>
      <text:p text:style-name="P2"/>
      <text:p text:style-name="P3">History</text:p>
      <text:p text:style-name="P2">The project was started in 2010 under the name XNATouch. <text:s/>Under this name the project started the process of porting to the various platforms that the software supports. In addition to this, a community and games were built around XNATouch. <text:s/>Eventually it was renamed to its current name of MonoGame.</text:p>
      <text:p text:style-name="P2"/>
      <text:p text:style-name="P2"><text:span text:style-name="T5">Project</text:span><text:span text:style-name="T5"> </text:span><text:span text:style-name="T5">Maintainer</text:span></text:p>
      <text:p text:style-name="P2">CartBlanche is the current project coordinator. </text:p>
      <text:p text:style-name="P3"/>
      <text:p text:style-name="P2"><text:span text:style-name="T5">Contributors</text:span><text:span text:style-name="T5">/</text:span><text:span text:style-name="T5">Breakdown</text:span><text:span text:style-name="T5"> </text:span><text:span text:style-name="T5">of</text:span><text:span text:style-name="T5"> </text:span><text:span text:style-name="T5">Leadership</text:span></text:p>
      <text:p text:style-name="P2">Below CartBlanche is Jalfx, which started the project when it was initially called XNATouch. <text:s/>Andreesteve is another contributor, which is in charge of the Linux port. <text:s/>Samples from the rest of the contributors include Jorgemagic, Kelthar, and Taskbit.</text:p>
      <text:p text:style-name="P4"><text:bookmark text:name="h.brw6dj84zbom"/><text:span text:style-name="T4">Code</text:span><text:span text:style-name="T4"> &amp; </text:span><text:span text:style-name="T4">Issues</text:span></text:p>
      <text:p text:style-name="P2">From looking at the code I found 1 pull request awaiting merge, 183 people that have forked the repository, and <text:s/>43 issues found within the issues section. Most of the core code has not been touched for a few months, yet several parts have been updated in the past several weeks. I believe that most of the issues and updates are for improved porting capabilities to various platforms.</text:p>
      <text:p text:style-name="P4"><text:bookmark text:name="h.r271eec87r3"/><text:span text:style-name="T4">Final</text:span><text:span text:style-name="T4"> </text:span><text:span text:style-name="T4">Summary</text:span></text:p>
      <text:p text:style-name="P2">Overall MonoGame is a solid framework for creating games. <text:s/>Since it uses the XNA API MonoGame would be very useful for creating our game. Above and beyond this, MonoGame opens XNA to the open source community and allows for porting to a wide array of platforms. It is backed by several companies and has allowed the development of over thirty games. Finally, I found out that MonoGame supports Box2D, another technology that we looked into using. MonoGame seems like a perfect choice to create our game. <text:s/></text:p>
      <text:h text:style-name="P8" text:outline-level="10"><text:bookmark text:name="h.ehqmyvjx618k"/>Starling Framework</text:h>
      <text:p text:style-name="P2"><text:span text:style-name="T2">Git</text:span><text:span text:style-name="T2"> </text:span><text:span text:style-name="T2">by</text:span><text:span text:style-name="T2"> </text:span><text:span text:style-name="T2">a</text:span><text:span text:style-name="T2"> </text:span><text:span text:style-name="T2">Bus</text:span><text:span text:style-name="T2">: </text:span><text:a xlink:type="simple" xlink:href="http://oddshocks.com/fossbox/gbab/starlingframework"><text:span text:style-name="T3">http</text:span></text:a><text:a xlink:type="simple" xlink:href="http://oddshocks.com/fossbox/gbab/starlingframework"><text:span text:style-name="T3">://</text:span></text:a><text:a xlink:type="simple" xlink:href="http://oddshocks.com/fossbox/gbab/starlingframework"><text:span text:style-name="T3">oddshocks</text:span></text:a><text:a xlink:type="simple" xlink:href="http://oddshocks.com/fossbox/gbab/starlingframework"><text:span text:style-name="T3">.</text:span></text:a><text:a xlink:type="simple" xlink:href="http://oddshocks.com/fossbox/gbab/starlingframework"><text:span text:style-name="T3">com</text:span></text:a><text:a xlink:type="simple" xlink:href="http://oddshocks.com/fossbox/gbab/starlingframework"><text:span text:style-name="T3">/</text:span></text:a><text:a xlink:type="simple" xlink:href="http://oddshocks.com/fossbox/gbab/starlingframework"><text:span text:style-name="T3">fossbox</text:span></text:a><text:a xlink:type="simple" xlink:href="http://oddshocks.com/fossbox/gbab/starlingframework"><text:span text:style-name="T3">/</text:span></text:a><text:a xlink:type="simple" xlink:href="http://oddshocks.com/fossbox/gbab/starlingframework"><text:span text:style-name="T3">gbab</text:span></text:a><text:a xlink:type="simple" xlink:href="http://oddshocks.com/fossbox/gbab/starlingframework"><text:span text:style-name="T3">/</text:span></text:a><text:a xlink:type="simple" xlink:href="http://oddshocks.com/fossbox/gbab/starlingframework"><text:span text:style-name="T3">starlingframework</text:span></text:a></text:p>
      <text:p text:style-name="P11"><text:bookmark text:name="h.hvvwq8o6no"/>About</text:p>
      <text:p text:style-name="P2">Starling Framework is an open source pure Actionscript 3 2D game library that recreates Flash’s display list architecture on the GPU, providing much better game performance, especially for CPU constrained platforms such as Android or iOS. By abstracting the low level Stage3D API introduced in Flash Player 11, the Starling Framework offers rapid platform neutral development that is still highly efficient. It is under the Berkeley Software Distribution license.</text:p>
      <text:p text:style-name="P4"><text:bookmark text:name="h.3x4srofaxl9o"/><text:soft-page-break/><text:span text:style-name="T4">Project</text:span><text:span text:style-name="T4"> </text:span><text:span text:style-name="T4">Maintainer</text:span></text:p>
      <text:p text:style-name="P2">Daniel Sperl (Github: Primary Feather), project creator, maintainer and committer.</text:p>
      <text:p text:style-name="P11"><text:bookmark text:name="h.ngzrryloozg0"/>Contributors</text:p>
      <text:p text:style-name="P2">Aside from Daniel Sperl, the largest contributor is PrimaryFeather.</text:p>
      <text:p text:style-name="P4"><text:bookmark text:name="h.1inhql6v8tr"/><text:span text:style-name="T4">Breakdown</text:span><text:span text:style-name="T4"> </text:span><text:span text:style-name="T4">of</text:span><text:span text:style-name="T4"> </text:span><text:span text:style-name="T4">Leadership</text:span></text:p>
      <text:p text:style-name="P2">Daniel Sperl is the sole leader while other contributors work off of his master repos.</text:p>
      <text:p text:style-name="P4"><text:bookmark text:name="h.s6q9u9rcneh0"/><text:span text:style-name="T4">Code</text:span><text:span text:style-name="T4"> &amp; </text:span><text:span text:style-name="T4">Issues</text:span></text:p>
      <text:p text:style-name="P2">As of 6/20/2012, there are 5 open pull requests waiting merge, and 13 closed pull requests, 21 open issues and 103 closed issues. Most of the open issues seem minor discussions on whether some function needs to be improved or changed. 2 features have been in the open issues list for over 9 months with no comments.</text:p>
      <text:p text:style-name="P4"><text:bookmark text:name="h.igc1k0eme0zb"/><text:span text:style-name="T4">Final</text:span><text:span text:style-name="T4"> </text:span><text:span text:style-name="T4">Summary</text:span></text:p>
      <text:p text:style-name="P2">For existing Flash developers, the transition from vanilla Flash to Starling would be nearly seamless. For new developers, Flash’s lenient and intuitive API would be easy to learn. Daniel Sperl is constantly working on the engine, alongside a moderately active contributor community. It is officially endorsed by Adobe, so there’s no risk of conflict of interest. Starling would be ideal for development of any kind of 2D Flash game. </text:p>
      <text:h text:style-name="P8" text:outline-level="10"><text:bookmark text:name="h.wkkmzdgxkev5"/>OGRE</text:h>
      <text:p text:style-name="P2"><text:span text:style-name="T2">Git</text:span><text:span text:style-name="T2"> </text:span><text:span text:style-name="T2">by</text:span><text:span text:style-name="T2"> </text:span><text:span text:style-name="T2">a</text:span><text:span text:style-name="T2"> </text:span><text:span text:style-name="T2">Bus</text:span><text:span text:style-name="T2">:</text:span> Unavailable -- Mercurial repo cannot be converted to git due to a nameless head in that repo.</text:p>
      <text:p text:style-name="P11"><text:bookmark text:name="h.wti3tk8o7sg5"/>About</text:p>
      <text:p text:style-name="P2">OGRE is a open source 3D game engine (uses MIT License) levering OpenGL and Direct3D. Runs on PC, Mac, Linux and is a industry standard. Many critically acclaimed game use this engine such as Torchlight &amp; Torchlight II. </text:p>
      <text:p text:style-name="P2"/>
      <text:p text:style-name="P3">History</text:p>
      <text:p text:style-name="P2">OGRE 1.0.0 (“Azathoth”) was released in February 2005. It has seen consistent stable releases over the course of 7 years, with its most current release being 1.8.0 (“Byatis”) on May 28, 2012.</text:p>
      <text:p text:style-name="P4"><text:bookmark text:name="h.z0tbhptapnu5"/><text:span text:style-name="T4">Project</text:span><text:span text:style-name="T4"> </text:span><text:span text:style-name="T4">Maintainer</text:span></text:p>
      <text:p text:style-name="P2">David Rogers is the project maintainer. </text:p>
      <text:p text:style-name="P11"><text:bookmark text:name="h.5647kutkqxsu"/>Contributors</text:p>
      <text:p text:style-name="P2"><text:soft-page-break/>Holger Fryrych (cabalistic) <text:s/>and mattan_f are the recent primary contributors to the hosted project on Bitbucket.</text:p>
      <text:p text:style-name="P4"><text:bookmark text:name="h.muc0m48u7ukq"/><text:span text:style-name="T4">Breakdown</text:span><text:span text:style-name="T4"> </text:span><text:span text:style-name="T4">of</text:span><text:span text:style-name="T4"> </text:span><text:span text:style-name="T4">Leadership</text:span></text:p>
      <text:p text:style-name="P2">David Rogers heads the repository with the other contributors making changes here and there to fit their own needs.</text:p>
      <text:p text:style-name="P4"><text:bookmark text:name="h.8gud839fpicu"/><text:span text:style-name="T4">Code</text:span><text:span text:style-name="T4"> &amp; </text:span><text:span text:style-name="T4">Issues</text:span></text:p>
      <text:p text:style-name="P2">The project is currently being forked by 65 people and has 3 pull requests.</text:p>
      <text:p text:style-name="P4"><text:bookmark text:name="h.54cz6tujm6ag"/><text:span text:style-name="T4">Final</text:span><text:span text:style-name="T4"> </text:span><text:span text:style-name="T4">Summary</text:span></text:p>
      <text:p text:style-name="P2">OGRE has a wide of set of rendering tools that would helpfully contribute to a project built in a 3D world. It’s fairly well used and has a supportive and involved community. </text:p>
      <text:h text:style-name="P8" text:outline-level="10"><text:bookmark text:name="h.heqkw2tto8cs"/>SQLAlchemy</text:h>
      <text:p text:style-name="P2"><text:span text:style-name="T2">Git</text:span><text:span text:style-name="T2"> </text:span><text:span text:style-name="T2">by</text:span><text:span text:style-name="T2"> </text:span><text:span text:style-name="T2">a</text:span><text:span text:style-name="T2"> </text:span><text:span text:style-name="T2">Bus</text:span><text:span text:style-name="T2">: </text:span>SVN repo, converted to Git and...: <text:a xlink:type="simple" xlink:href="http://oddshocks.com/fossbox/gbab/sqlalchemy"><text:span text:style-name="T3">http</text:span></text:a><text:a xlink:type="simple" xlink:href="http://oddshocks.com/fossbox/gbab/sqlalchemy"><text:span text:style-name="T3">://</text:span></text:a><text:a xlink:type="simple" xlink:href="http://oddshocks.com/fossbox/gbab/sqlalchemy"><text:span text:style-name="T3">oddshocks</text:span></text:a><text:a xlink:type="simple" xlink:href="http://oddshocks.com/fossbox/gbab/sqlalchemy"><text:span text:style-name="T3">.</text:span></text:a><text:a xlink:type="simple" xlink:href="http://oddshocks.com/fossbox/gbab/sqlalchemy"><text:span text:style-name="T3">com</text:span></text:a><text:a xlink:type="simple" xlink:href="http://oddshocks.com/fossbox/gbab/sqlalchemy"><text:span text:style-name="T3">/</text:span></text:a><text:a xlink:type="simple" xlink:href="http://oddshocks.com/fossbox/gbab/sqlalchemy"><text:span text:style-name="T3">fossbox</text:span></text:a><text:a xlink:type="simple" xlink:href="http://oddshocks.com/fossbox/gbab/sqlalchemy"><text:span text:style-name="T3">/</text:span></text:a><text:a xlink:type="simple" xlink:href="http://oddshocks.com/fossbox/gbab/sqlalchemy"><text:span text:style-name="T3">gbab</text:span></text:a><text:a xlink:type="simple" xlink:href="http://oddshocks.com/fossbox/gbab/sqlalchemy"><text:span text:style-name="T3">/</text:span></text:a><text:a xlink:type="simple" xlink:href="http://oddshocks.com/fossbox/gbab/sqlalchemy"><text:span text:style-name="T3">sqlalchemy</text:span></text:a></text:p>
      <text:p text:style-name="P4"><text:bookmark text:name="h.99t7dik933ui"/><text:span text:style-name="T4">About</text:span><text:span text:style-name="T4"> </text:span></text:p>
      <text:p text:style-name="P2">SQLAlchemy is an open source SQL toolkit. It is also an object-relational mapper for Python under the MIT license. It hope to facilitate the process of creating databases in SQL.</text:p>
      <text:p text:style-name="P4"><text:bookmark text:name="h.kctfrnlifi5e"/><text:span text:style-name="T4">Project</text:span><text:span text:style-name="T4"> </text:span><text:span text:style-name="T4">Maintainer</text:span></text:p>
      <text:p text:style-name="P2">Mike Bayer is the project maintainer on SourceForge. </text:p>
      <text:p text:style-name="P11"><text:bookmark text:name="h.670zd0p1fseq"/>Contributors</text:p>
      <text:p text:style-name="P2">Major contributing authors include Jason Kirtland, Gaetan de Menten, Diana Clarke, and several others.</text:p>
      <text:p text:style-name="P4"><text:bookmark text:name="h.hy5vkrh7etxb"/><text:span text:style-name="T4">Breakdown</text:span><text:span text:style-name="T4"> </text:span><text:span text:style-name="T4">of</text:span><text:span text:style-name="T4"> </text:span><text:span text:style-name="T4">Leadership</text:span></text:p>
      <text:p text:style-name="P2">Mike Bayer heads the repository with the other contributors making changes here and there to fit their own needs. </text:p>
      <text:p text:style-name="P4"><text:bookmark text:name="h.40fcogu58b0o"/><text:span text:style-name="T4">Code</text:span><text:span text:style-name="T4"> &amp; </text:span><text:span text:style-name="T4">Issues</text:span></text:p>
      <text:p text:style-name="P2">The project currently doesn’t have any pull requests and is being forked by 22 people.</text:p>
      <text:p text:style-name="P4"><text:bookmark text:name="h.nvs4regzpj4e"/><text:span text:style-name="T4">Final</text:span><text:span text:style-name="T4"> </text:span><text:span text:style-name="T4">Summary</text:span></text:p>
      <text:p text:style-name="P2"><text:soft-page-break/>SQLAlchemy has quickly become one of the most widely used object-relational mapping tools in the Python community. Its high-efficiency design values performance, and because of this is becoming more and more popular amongst developers.</text:p>
      <text:h text:style-name="P8" text:outline-level="10"><text:bookmark text:name="h.cvt5w0csm8zv"/>Pyramid</text:h>
      <text:p text:style-name="P2"><text:span text:style-name="T2">Git</text:span><text:span text:style-name="T2"> </text:span><text:span text:style-name="T2">by</text:span><text:span text:style-name="T2"> </text:span><text:span text:style-name="T2">a</text:span><text:span text:style-name="T2"> </text:span><text:span text:style-name="T2">Bus</text:span><text:span text:style-name="T2">: </text:span><text:a xlink:type="simple" xlink:href="http://oddshocks.com/fossbox/gbab/pyramid/"><text:span text:style-name="T3">http</text:span></text:a><text:a xlink:type="simple" xlink:href="http://oddshocks.com/fossbox/gbab/pyramid/"><text:span text:style-name="T3">://</text:span></text:a><text:a xlink:type="simple" xlink:href="http://oddshocks.com/fossbox/gbab/pyramid/"><text:span text:style-name="T3">oddshocks</text:span></text:a><text:a xlink:type="simple" xlink:href="http://oddshocks.com/fossbox/gbab/pyramid/"><text:span text:style-name="T3">.</text:span></text:a><text:a xlink:type="simple" xlink:href="http://oddshocks.com/fossbox/gbab/pyramid/"><text:span text:style-name="T3">com</text:span></text:a><text:a xlink:type="simple" xlink:href="http://oddshocks.com/fossbox/gbab/pyramid/"><text:span text:style-name="T3">/</text:span></text:a><text:a xlink:type="simple" xlink:href="http://oddshocks.com/fossbox/gbab/pyramid/"><text:span text:style-name="T3">fossbox</text:span></text:a><text:a xlink:type="simple" xlink:href="http://oddshocks.com/fossbox/gbab/pyramid/"><text:span text:style-name="T3">/</text:span></text:a><text:a xlink:type="simple" xlink:href="http://oddshocks.com/fossbox/gbab/pyramid/"><text:span text:style-name="T3">gbab</text:span></text:a><text:a xlink:type="simple" xlink:href="http://oddshocks.com/fossbox/gbab/pyramid/"><text:span text:style-name="T3">/</text:span></text:a><text:a xlink:type="simple" xlink:href="http://oddshocks.com/fossbox/gbab/pyramid/"><text:span text:style-name="T3">pyramid</text:span></text:a><text:a xlink:type="simple" xlink:href="http://oddshocks.com/fossbox/gbab/pyramid/"><text:span text:style-name="T3">/</text:span></text:a></text:p>
      <text:p text:style-name="P11"><text:bookmark text:name="h.hdczncb6pyr7"/>About</text:p>
      <text:p text:style-name="P2">Pyramid is an open-source web application framework written in Python and based on WSGI. It aims to provide an intuitive, lightweight structure for the rapid development of unique web applications.</text:p>
      <text:p text:style-name="P11"><text:bookmark text:name="h.pu7upbf0m7vw"/>History</text:p>
      <text:p text:style-name="P2">Pyramid began as the Pylons Project. When BFG was made the base of the project, it was renamed Pyramid. Pyramid is a bleeding-edge framework, and its history is short.</text:p>
      <text:p text:style-name="P2"/>
      <text:p text:style-name="P2"><text:span text:style-name="T5">Project</text:span><text:span text:style-name="T5"> </text:span><text:span text:style-name="T5">Maintainer</text:span></text:p>
      <text:p text:style-name="P2">Chris McDonough and Ben Bangert are the initial developers.</text:p>
      <text:p text:style-name="P2"/>
      <text:p text:style-name="P3">Contributors</text:p>
      <text:p text:style-name="P2">Major contributors include Shenton Freude, Richard Barrell, Steve Piercy, and several others.</text:p>
      <text:p text:style-name="P2"/>
      <text:p text:style-name="P2"><text:span text:style-name="T5">Breakdown</text:span><text:span text:style-name="T5"> </text:span><text:span text:style-name="T5">of</text:span><text:span text:style-name="T5"> </text:span><text:span text:style-name="T5">Leadership</text:span></text:p>
      <text:p text:style-name="P2">Chris McDonough heads the repository with the other contributors making changes here and there to fit their own needs. </text:p>
      <text:p text:style-name="P2"/>
      <text:p text:style-name="P2"><text:span text:style-name="T5">Code</text:span><text:span text:style-name="T5"> &amp; </text:span><text:span text:style-name="T5">Issues</text:span></text:p>
      <text:p text:style-name="P2">The Pyramid repository has 13 pull requests, 108 issues, and has been forked 206 times. <text:s/>The issues are mainly from documents and enhancements that the Pyramid team are working on. Most files have been updated within the the last couple of days, or within the past couple of months.</text:p>
      <text:p text:style-name="P2"/>
      <text:p text:style-name="P2"><text:span text:style-name="T5">Final</text:span><text:span text:style-name="T5"> </text:span><text:span text:style-name="T5">Summary</text:span></text:p>
      <text:p text:style-name="P2">Pyramid looks like a very good open source web framework. <text:s/>Pyramid is dedicated to making web application development as easy as possible. <text:s/>At the same time, the application is broad enough that it can be used for various web application projects. <text:s/>Pyramid also has an active community, is undergoing updates, and provides extensive documentation. <text:s/>Through these components, Pyramid would be a good technology to use for our game. It should be noted that substantial contributions require a half-ownership assignment, as Pyramid is eventually aiming to give the copyright to a foundation.</text:p>
      <text:h text:style-name="P8" text:outline-level="10"><text:bookmark text:name="h.kiqog91m4gsc"/><text:soft-page-break/>FIFE</text:h>
      <text:p text:style-name="P2"><text:span text:style-name="T2">Git</text:span><text:span text:style-name="T2"> </text:span><text:span text:style-name="T2">by</text:span><text:span text:style-name="T2"> </text:span><text:span text:style-name="T2">a</text:span><text:span text:style-name="T2"> </text:span><text:span text:style-name="T2">Bus</text:span><text:span text:style-name="T2">: </text:span>SVN repo (possible future gbab)</text:p>
      <text:p text:style-name="P11"><text:bookmark text:name="h.4xgfe74zi4hy"/>About</text:p>
      <text:p text:style-name="P2">Flexible Isometric Free Engine is an open source( uses LGPL) game engine using <text:s/>OpenGL, and SDL to render isometric games. This engine is perfect for facebook games as most of the graphical infrastructure is already taken care of by the engine.</text:p>
      <text:p text:style-name="P4"><text:bookmark text:name="h.fwxfup37ota9"/><text:span text:style-name="T4">Project</text:span><text:span text:style-name="T4"> </text:span><text:span text:style-name="T4">Maintainer</text:span></text:p>
      <text:p text:style-name="P2">The project is maintained by mvbarracuda, Wayne Prasek, and vtchill.</text:p>
      <text:p text:style-name="P11"><text:bookmark text:name="h.m8q8rv6rbxpu"/>Contributors</text:p>
      <text:p text:style-name="P2">Some more active contributors include prock, totycro and vdaras.</text:p>
      <text:p text:style-name="P4"><text:bookmark text:name="h.yhj7ihw6otch"/><text:span text:style-name="T4">Breakdown</text:span><text:span text:style-name="T4"> </text:span><text:span text:style-name="T4">of</text:span><text:span text:style-name="T4"> </text:span><text:span text:style-name="T4">Leadership</text:span></text:p>
      <text:p text:style-name="P2">vtchill <text:s/>heads the repository with the other contributors making changes here and there to fit their own needs.</text:p>
      <text:p text:style-name="P4"><text:bookmark text:name="h.e30klp9o3jxq"/><text:span text:style-name="T4">Code</text:span><text:span text:style-name="T4"> &amp; </text:span><text:span text:style-name="T4">Issues</text:span></text:p>
      <text:p text:style-name="P2">The release is still in beta, and the first stable release was April of 2012.</text:p>
      <text:p text:style-name="P4"><text:bookmark text:name="h.a7rrhvfs0km9"/><text:span text:style-name="T4">Final</text:span><text:span text:style-name="T4"> </text:span><text:span text:style-name="T4">Summary</text:span></text:p>
      <text:p text:style-name="P2">It’s ideal to use FIFE for creating Facebook or isometric social games. Being very young, the engine is still in beta and hasn’t seen a ton of use yet.</text:p>
      <text:p text:style-name="P2"/>
      <text:h text:style-name="P6" text:outline-level="10"><text:bookmark text:name="h.6b433hx6g5o2"/>Box2D</text:h>
      <text:p text:style-name="P2"><text:span text:style-name="T2">Git</text:span><text:span text:style-name="T2"> </text:span><text:span text:style-name="T2">by</text:span><text:span text:style-name="T2"> </text:span><text:span text:style-name="T2">a</text:span><text:span text:style-name="T2"> </text:span><text:span text:style-name="T2">Bus</text:span><text:span text:style-name="T2">:</text:span> SVN repo (possible future gbab)</text:p>
      <text:p text:style-name="P10"><text:bookmark text:name="h.638im25x3tj0"/>About</text:p>
      <text:p text:style-name="P2">Box2D is a two-dimensional physics simulator engine written in C++. Being open source, Box2D provides a powerful alternative for any and all developers to use. It has been implemented in many Flash games, as well as iPhone and Android games.</text:p>
      <text:p text:style-name="P2"/>
      <text:p text:style-name="P3">History</text:p>
      <text:p text:style-name="P2">Originally shown off as Box2D lite by Erin Catto at Game Developers Conference in 2006, Box2D has come a long way. The project became open source and was put onto SourceForge <text:soft-page-break/>on September 11, 2007. A beefed up API and better collision was included in the second version on March 6, 2008. On January 17, 2010 Google Code became the host of the project.</text:p>
      <text:p text:style-name="P2"/>
      <text:p text:style-name="P2"><text:span text:style-name="T5">Project</text:span><text:span text:style-name="T5"> </text:span><text:span text:style-name="T5">Maintainer</text:span></text:p>
      <text:p text:style-name="P2">Erin Catto is the creator of the project and chief maintainer.</text:p>
      <text:p text:style-name="P2"/>
      <text:p text:style-name="P3">Contributors</text:p>
      <text:p text:style-name="P2">Erin Catto is first and foremost the driving force behind the project although various other contribute.</text:p>
      <text:p text:style-name="P2"/>
      <text:p text:style-name="P2"><text:span text:style-name="T5">Breakdown</text:span><text:span text:style-name="T5"> </text:span><text:span text:style-name="T5">of</text:span><text:span text:style-name="T5"> </text:span><text:span text:style-name="T5">Leadership</text:span></text:p>
      <text:p text:style-name="P2">Erin Catto heads the project with the other contributors making changes here and there to fit their own needs. </text:p>
      <text:p text:style-name="P3"/>
      <text:p text:style-name="P2"><text:span text:style-name="T5">Code</text:span><text:span text:style-name="T5"> &amp; </text:span><text:span text:style-name="T5">Issues</text:span></text:p>
      <text:p text:style-name="P2">As of writing (6/20/2012) the project has been stationed on Google Code for over 2 and a half years with 17 issues in the defect tracker.</text:p>
      <text:p text:style-name="P2"/>
      <text:p text:style-name="P2"><text:span text:style-name="T5">Final</text:span><text:span text:style-name="T5"> </text:span><text:span text:style-name="T5">Summary</text:span></text:p>
      <text:p text:style-name="P2">Box2D has been used in many games including <text:span text:style-name="T6">Limbo</text:span>, <text:span text:style-name="T6">Angry</text:span><text:span text:style-name="T6"> </text:span><text:span text:style-name="T6">Birds</text:span><text:span text:style-name="T6">, </text:span>and <text:span text:style-name="T6">Crayon</text:span><text:span text:style-name="T6"> </text:span><text:span text:style-name="T6">Physics</text:span><text:span text:style-name="T6"> </text:span><text:span text:style-name="T6">Deluxe</text:span>. It is a rich 2D physics rigid body engine and developers have had great success with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235ab8a-3802056-4a8fed3-2d66ea8-e241b80</meta:generator>
    <dc:title/>
    <meta:initial-creator/>
    <dc:creator/>
    <meta:editing-cycles>1</meta:editing-cycles>
    <meta:document-statistic meta:table-count="0" meta:image-count="0" meta:object-count="0" meta:page-count="8" meta:paragraph-count="120" meta:word-count="1830" meta:character-count="11266" meta:non-whitespace-character-count="9521"/>
  </office:meta>
</office:document-meta>
</file>